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rebaugh Ornelas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T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09">00/00/0000</text:date>, <text:time style:data-style-name="N2" text:time-value="19:25:56.11069880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4-09T19:35:34.889834860</dc:date>
    <meta:editing-duration>P1DT18H7M7S</meta:editing-duration>
    <meta:editing-cycles>41</meta:editing-cycles>
    <meta:document-statistic meta:table-count="1" meta:cell-count="304" meta:object-count="0"/>
  </office:meta>
</office:document-meta>
</file>